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formula="of:=2*PI()" office:value-type="float" office:value="6.28318530717959">
            <text:p>6.28318530717959</text:p>
          </table:table-cell>
          <table:table-cell/>
          <table:table-cell table:formula="of:=[.A1]" office:value-type="float" office:value="6.28318530717959">
            <text:p>6.28318530717959</text:p>
          </table:table-cell>
          <table:table-cell/>
        </table:table-row>
        <table:table-row table:style-name="ro1">
          <table:table-cell table:style-name="ce1" office:value-type="float" office:value="0.00000000087">
            <text:p>8.70E-010</text:p>
          </table:table-cell>
          <table:table-cell office:value-type="string">
            <text:p>L</text:p>
          </table:table-cell>
          <table:table-cell table:style-name="ce1" office:value-type="float" office:value="0.0000001">
            <text:p>1.00E-007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float" office:value="6000000000">
            <text:p>6.00E+009</text:p>
          </table:table-cell>
          <table:table-cell office:value-type="string">
            <text:p>frequency</text:p>
          </table:table-cell>
          <table:table-cell table:formula="of:=[.A3]" office:value-type="float" office:value="6000000000">
            <text:p>6.00E+009</text:p>
          </table:table-cell>
          <table:table-cell/>
        </table:table-row>
        <table:table-row table:style-name="ro1">
          <table:table-cell table:formula="of:=[.A1]*[.A2]*[.A3]" office:value-type="float" office:value="32.7982273034774">
            <text:p>32.7982273034774</text:p>
          </table:table-cell>
          <table:table-cell office:value-type="string">
            <text:p>imepdance</text:p>
          </table:table-cell>
          <table:table-cell table:formula="of:=1/([.C1]*[.C2]*[.C3])" office:value-type="float" office:value="0.000265258238486492">
            <text:p>0.00026525823848649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/08/2012</text:date>, <text:time>14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Copley</meta:initial-creator>
    <meta:creation-date>2012-08-01T14:17:45</meta:creation-date>
    <dc:date>2012-08-01T14:21:55</dc:date>
    <dc:creator>Charles Copley</dc:creator>
    <meta:editing-duration>PT00H04M11S</meta:editing-duration>
    <meta:editing-cycles>1</meta:editing-cycles>
    <meta:document-statistic meta:table-count="3" meta:cell-count="12" meta:object-count="0"/>
    <meta:generator>OpenOffice.org/3.2$Unix OpenOffice.org_project/320m12$Build-9483</meta:generator>
  </office:meta>
</office:document-meta>
</file>